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84363" officeooo:paragraph-rsid="0018436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184363" officeooo:paragraph-rsid="00184363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84363" officeooo:paragraph-rsid="0018436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84363" officeooo:paragraph-rsid="001a041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bd5e6" officeooo:paragraph-rsid="001bd5e6" style:font-size-asian="10.5pt" style:font-weight-asian="normal" style:font-size-complex="12pt" style:font-weight-complex="normal"/>
    </style:style>
    <style:style style:name="T1" style:family="text">
      <style:text-properties officeooo:rsid="001a041b"/>
    </style:style>
    <style:style style:name="T2" style:family="text">
      <style:text-properties officeooo:rsid="001bd5e6"/>
    </style:style>
    <style:style style:name="T3" style:family="text">
      <style:text-properties officeooo:rsid="001cf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pin </text:p>
      <text:p text:style-name="P1"/>
      <text:p text:style-name="P2">About shopin</text:p>
      <text:p text:style-name="P3">shopin is a decentralized amazon built on blockchain technology ,where every retailer has access to the data of users.</text:p>
      <text:p text:style-name="P3"/>
      <text:p text:style-name="P3">1. Purchase history plays an important in targeting the consumers and product recommendation systems. Amazon has access to the purchase history of the consumer from all retailers.</text:p>
      <text:p text:style-name="P3"/>
      <text:p text:style-name="P5">2. <text:span text:style-name="T3">Retailer advertises to the customers about shopin to their exixting customers and provides them with shopin tokens for layalty and discounts which the users can use on any retailer website.</text:span></text:p>
      <text:p text:style-name="P3"/>
      <text:p text:style-name="P4"><text:span text:style-name="T2">3</text:span>. Shopin will provide the user preferences gained through the shopin IQ game and the purchase history of the users <text:span text:style-name="T1">from all the retailer websites to all the retailers.</text:span></text:p>
      <text:p text:style-name="P4"/>
      <text:p text:style-name="P4"><text:span text:style-name="T2">4. User owns his/her data i.e. users can control with which retailers they want to share their data with.</text:span></text:p>
      <text:p text:style-name="P4"/>
      <text:p text:style-name="P4"><text:span text:style-name="T2">5. </text:span><text:s/><text:span text:style-name="T1">Users can share their shopin profile with friends and family , so that they can buy each other gifts that they will like because of the purchase history being incorporated in the wesites.</text:span></text:p>
      <text:p text:style-name="P4"/>
      <text:p text:style-name="P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8:08:56.926563863</meta:creation-date>
    <dc:date>2018-07-03T18:43:04.043131444</dc:date>
    <meta:editing-duration>PT3M36S</meta:editing-duration>
    <meta:editing-cycles>1</meta:editing-cycles>
    <meta:document-statistic meta:table-count="0" meta:image-count="0" meta:object-count="0" meta:page-count="1" meta:paragraph-count="9" meta:word-count="162" meta:character-count="973" meta:non-whitespace-character-count="816"/>
    <meta:generator>LibreOffice/5.1.6.2$Linux_X86_64 LibreOffice_project/10m0$Build-2</meta:generator>
  </office:meta>
</office:document-meta>
</file>